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f3f" officeooo:paragraph-rsid="00052f3f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52f3f" officeooo:paragraph-rsid="00052f3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287f5" officeooo:paragraph-rsid="00052f3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edback</text:p>
      <text:p text:style-name="P1"/>
      <text:list xml:id="list1272658111237199267" text:style-name="L1">
        <text:list-item>
          <text:p text:style-name="P2">Website bekijken een use case?</text:p>
        </text:list-item>
        <text:list-item>
          <text:p text:style-name="P2">In en uit-checken in 1 use case?</text:p>
        </text:list-item>
        <text:list-item>
          <text:p text:style-name="P2">Wat gebeurd er bij toestemming voor machtiging geven?</text:p>
        </text:list-item>
        <text:list-item>
          <text:p text:style-name="P2">Sedundaire systeem kan geen use case starten.</text:p>
        </text:list-item>
        <text:list-item>
          <text:p text:style-name="P2">Denk goed na over en motiveer include en extend.</text:p>
        </text:list-item>
        <text:list-item>
          <text:p text:style-name="P2">Nummer elke use case en req.</text:p>
        </text:list-item>
        <text:list-item>
          <text:p text:style-name="P2">Je hebt veel functionele req onder andere categorien.</text:p>
        </text:list-item>
        <text:list-item>
          <text:p text:style-name="P2">Functionele req. zijn de use cases daar werd niet om gevraagd.</text:p>
        </text:list-item>
        <text:list-item>
          <text:p text:style-name="P2">Er klopt niet veel van jullie FURPS.</text:p>
        </text:list-item>
        <text:list-item>
          <text:p text:style-name="P2">Component is deployment en vs.</text:p>
        </text:list-item>
        <text:list-item>
          <text:p text:style-name="P2">CAN was een onderdeel van het eerdere voorbeeld!</text:p>
        </text:list-item>
        <text:list-item>
          <text:p text:style-name="P2">Wat is een coms-module</text:p>
        </text:list-item>
        <text:list-item>
          <text:p text:style-name="P3">Bedenk goed wat nodes en componenten zijn. Maak dan eerst een deployment diagram en vul dan in welke software componenten die nodes moeten bevatten om de use cases te realise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olleman</meta:initial-creator>
    <meta:creation-date>2018-09-26T11:58:06.236748536</meta:creation-date>
    <dc:date>2018-09-26T12:22:58.634498515</dc:date>
    <dc:creator>Richard Holleman</dc:creator>
    <meta:editing-duration>PT4M17S</meta:editing-duration>
    <meta:editing-cycles>1</meta:editing-cycles>
    <meta:document-statistic meta:table-count="0" meta:image-count="0" meta:object-count="0" meta:page-count="1" meta:paragraph-count="14" meta:word-count="129" meta:character-count="703" meta:non-whitespace-character-count="601"/>
    <meta:generator>LibreOffice/5.2.7.2$Linux_X86_64 LibreOffice_project/20m0$Build-2</meta:generator>
  </office:meta>
</office:document-meta>
</file>